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b1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COUNT</text:p>
      <text:p text:style-name="P1"><text:s text:c="15"/>hadoop jar hadoop-mapreduce-examples-2.2.0.jar wordcount /AMAZON/host2 /AMAZON/mapreduce/wdcount</text:p>
      <text:p text:style-name="P1"/>
      <text:p text:style-name="P1">WORDMEAN</text:p>
      <text:p text:style-name="P1"><text:s text:c="15"/>hadoop jar hadoop-mapreduce-examples-2.2.0.jar wordmean /AMAZON/host2 /AMAZON/mapreduce/wdmean</text:p>
      <text:p text:style-name="P1"/>
      <text:p text:style-name="P1">WORDMEDIAN</text:p>
      <text:p text:style-name="P1"><text:s text:c="15"/>hadoop jar hadoop-mapreduce-examples-2.2.0.jar wordmedian /AMAZON/host2 /AMAZON/mapreduce/wdmedian</text:p>
      <text:p text:style-name="P1"/>
      <text:p text:style-name="P1">WORD STANDARD DEVIATION</text:p>
      <text:p text:style-name="P1"><text:s text:c="15"/>hadoop jar hadoop-mapreduce-examples-2.2.0.jar wordstandraddeviation /AMAZON/host2 /AMAZON/mapreduce/wdst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06T06:17:43</meta:creation-date>
    <dc:date>2022-09-06T06:26:01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8" meta:word-count="30" meta:character-count="505" meta:non-whitespace-character-count="422"/>
    <meta:generator>LibreOffice/4.0.4.2$Linux_x86 LibreOffice_project/400m0$Build-2</meta:generator>
  </office:meta>
</office:document-meta>
</file>